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foule agitée formait désormais un attroupement conséquent autour de la scène. Les plus vieux semblaient choqués, les enfants avaient le visage empreint de cette curiosité malsaine qui caractérise si bien la jeunesse. Tous avaient au fond des yeux une lueur de colère et d'impuissance. Certains des hommes serraient le poing de rage, rêvant d'intervenir pour mettre fin à ce spectacle sordide. Mais le nœud que la peur provoquait dans leurs tripes semblait les avoir privés de tout mouvement, comme pétrifiés. Un silence de mort dominait la scène, entrecoupé de temps à autre par des exclamations étouffées de stupeur. Le sourire goguenard d'Eléonore s'élargit encore un peu alors qu'un nouveau frisson de plaisir parcourait son échine. Infliger physiquement des tourments était certes plaisant, mais la torture psychologique avait ce petit quelque chose d'encore plus cruel qui ne la laissait pas indifférente.</text:p>
      <text:p text:style-name="Standard"/>
      <text:p text:style-name="Standard">La blondinette reporta son regard loufoque sur le pauvre homme à ses pieds, appréciant tout particulièrement l'attention qu'on lui portait. Dans d'autres circonstances, elle aurait accueilli un tel succès avec plus de retenue. Après tout, l'Anomalie avait tout de même une créature semi-divine à ses trousses et se faire aussi voyante aurait pu lui porter préjudice. Mais elle n'avait de toute façon pas prévu de faire de vieux os dans cette ville minable -une journée tout au plus- et aux dernières nouvelles, le Régisseur à sa poursuite n'était pas dans les parages. En tout cas pas selon l'espèce de « lien » qui les connectait elle et son prédateur et qui lui permettait de connaître approximativement la position de celui-ci. Alors la disciple de Dalai s'en donnait à cœur joie et lorsque ce qui devait être un simple larcin s'était transformé en séance de torture publique, elle ne s'en était pas formalisée. Elle s'accroupit devant sa victime dont les tressaillements de terreur semblaient faire écho aux frémissements des narines de la jeune femme, manifestation indéfectible de son excitation.</text:p>
      <text:p text:style-name="Standard"/>
      <text:p text:style-name="Standard">-Tu es [i]sûr[/i] que tu ne veux pas me la laisser ? Fit-elle en pointant du menton un objet que l'homme tenait dans une main serrée contre son cœur.</text:p>
      <text:p text:style-name="Standard"/>
      <text:p text:style-name="Standard">Sa voix, aussi douce que celle d'une mère à son enfant, lui glaça pourtant le sang. Elle transpirait la névrose, et sous la forme d'une question anodine Eléonore venait clairement de le menacer à nouveau. La lame déjà ensanglantée de son poignard vint effleurer la main tremblante de son jouet du jour, terminant sa course sur la chaîne qui en dépassait malgré les efforts de ce dernier pour la dissimuler. Pourquoi diable attachait-elle tant d'importance à la récupération de cette montre ? La question se posait en effet. Ce n'était clairement pas sa valeur pécuniaire -dont elle n'avait strictement aucune idée de surcroît- qui l'intéressait. Alors quoi ? C'était la façon pathétique avec laquelle il voulait absolument protéger cet objet qui lui donnait encore plus envie de l'avoir? Peut-être. Ou alors il n'y avait aucune explication logique à son comportement. Peut-être que le simple bruit de « tic-tac » lui avait fait perdre la boule. Une agitation inédite tira Eléonore de ses pensées et après un moment d'hésitation elle se releva avec un claquement sec de la langue.</text:p>
      <text:p text:style-name="Standard"/>
      <text:p text:style-name="Standard">-Je me disais bien que personne ne venait m'emmerder. </text:p>
      <text:p text:style-name="Standard"/>
      <text:p text:style-name="Standard">Évidemment, la milice avait fini par débarquer. Dans un mouvement fluide, la jeune Zagashienne se releva tout en arrachant la montre à gousset de la pointe de son poignard en tirant sur la chaîne. L'objet atterrit dans la paume de sa main ouverte, mais Eléonore avait déjà disparu du cercle qui s'était formé autour d'eux. Malgré son désir d'attention, une garde à vue était trop risquée. Elle ne voulait tout de même pas faciliter la tâche à son poursuivant. La blondinette se fondit dans la foule le plus naturellement possible. Tant pis, elle n'aurait pas l'occasion d'utiliser ses pouvoirs magiques aujourd'hui. Mais cela n'était qu'une question de temps avant que le torrent ne déchaîne son véritable pouvoir sur les Daënars. Une fois à l'abri des regards dans une petite ruelle peu fréquentée, Eléonore plongea son regard olive sur l'objet de toutes ses convoitises, un doux sourire aux lèvres.</text:p>
      <text:p text:style-name="Standard"/>
      <text:p text:style-name="Standard">-Salut, to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9T16:06:02.05</meta:creation-date>
    <dc:date>2018-01-20T01:19:20.61</dc:date>
    <meta:editing-duration>PT2H56M1S</meta:editing-duration>
    <meta:editing-cycles>157</meta:editing-cycles>
    <meta:generator>OpenOffice/4.1.1$Win32 OpenOffice.org_project/411m6$Build-9775</meta:generator>
    <dc:creator>Théo </dc:creator>
    <meta:document-statistic meta:table-count="0" meta:image-count="0" meta:object-count="0" meta:page-count="1" meta:paragraph-count="7" meta:word-count="685" meta:character-count="4209"/>
  </office:meta>
</office:document-meta>
</file>